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rumi tietokanta</text:p>
      <text:p text:style-name="P2"/>
      <text:list xml:id="list43640513" text:style-name="L1">
        <text:list-item>
          <text:p text:style-name="P4">Uutiset_kommentit</text:p>
          <text:list>
            <text:list-item>
              <text:p text:style-name="P4">id</text:p>
            </text:list-item>
            <text:list-item>
              <text:p text:style-name="P4">kommentti</text:p>
            </text:list-item>
            <text:list-item>
              <text:p text:style-name="P4">tunnusid</text:p>
            </text:list-item>
            <text:list-item>
              <text:p text:style-name="P4">kirjoitusaika</text:p>
            </text:list-item>
            <text:list-item>
              <text:p text:style-name="P4">rating: 1-5 tähteä</text:p>
            </text:list-item>
          </text:list>
        </text:list-item>
        <text:list-item>
          <text:p text:style-name="P4">Keskustelualueet: Kun luodaan joukkue luodaan sille oma keskustelualue</text:p>
          <text:list>
            <text:list-item>
              <text:p text:style-name="P4">id</text:p>
            </text:list-item>
            <text:list-item>
              <text:p text:style-name="P4">nimi: jos joukkueen keskustelualue niin joukkueen nimi, muuten käyttäjän määrittämä</text:p>
            </text:list-item>
            <text:list-item>
              <text:p text:style-name="P4">kuvaus: käyttäjän määrittämä, jos ei joukkueen, muuten joukkueen nimi</text:p>
            </text:list-item>
            <text:list-item>
              <text:p text:style-name="P4">mailipvm: oletus maanantai</text:p>
            </text:list-item>
            <text:list-item>
              <text:p text:style-name="P4">joukkueid</text:p>
            </text:list-item>
          </text:list>
        </text:list-item>
        <text:list-item>
          <text:p text:style-name="P4">keskustelualue_keskustelu</text:p>
          <text:list>
            <text:list-item>
              <text:p text:style-name="P4">keskustelualueetid</text:p>
            </text:list-item>
            <text:list-item>
              <text:p text:style-name="P4">keskustelutid</text:p>
            </text:list-item>
          </text:list>
        </text:list-item>
        <text:list-item>
          <text:p text:style-name="P4">Keskustelut</text:p>
          <text:list>
            <text:list-item>
              <text:p text:style-name="P4">id</text:p>
            </text:list-item>
            <text:list-item>
              <text:p text:style-name="P4">otsikko</text:p>
            </text:list-item>
            <text:list-item>
              <text:p text:style-name="P4">luomispäivä</text:p>
            </text:list-item>
            <text:list-item>
              <text:p text:style-name="P4">tekijä</text:p>
            </text:list-item>
            <text:list-item>
              <text:p text:style-name="P4">kysymysid</text:p>
            </text:list-item>
            <text:list-item>
              <text:p text:style-name="P4">tapahtumaid</text:p>
            </text:list-item>
            <text:list-item>
              <text:p text:style-name="P4">nakyypelaajille</text:p>
            </text:list-item>
          </text:list>
        </text:list-item>
        <text:list-item>
          <text:p text:style-name="P4">Viestit</text:p>
          <text:list>
            <text:list-item>
              <text:p text:style-name="P4">otsikko(Sama kuin keskustelun otsikko, jos ei anneta)</text:p>
            </text:list-item>
            <text:list-item>
              <text:p text:style-name="P4">kirjoitusaika</text:p>
            </text:list-item>
            <text:list-item>
              <text:p text:style-name="P4">viesti</text:p>
            </text:list-item>
            <text:list-item>
              <text:p text:style-name="P4">tunnusid</text:p>
            </text:list-item>
            <text:list-item>
              <text:p text:style-name="P4">keskustelutid</text:p>
            </text:list-item>
            <text:list-item>
              <text:p text:style-name="P4">tapahtumaid</text:p>
            </text:list-item>
            <text:list-item>
              <text:p text:style-name="P4">kysymysid</text:p>
            </text:list-item>
          </text:list>
        </text:list-item>
        <text:list-item>
          <text:p text:style-name="P4">tapahtuma</text:p>
          <text:list>
            <text:list-item>
              <text:p text:style-name="P4">id</text:p>
            </text:list-item>
            <text:list-item>
              <text:p text:style-name="P4">nimi</text:p>
            </text:list-item>
            <text:list-item>
              <text:p text:style-name="P4">kuvaus</text:p>
            </text:list-item>
            <text:list-item>
              <text:p text:style-name="P4">tapahtuma: Harkat/peli/muu</text:p>
            </text:list-item>
            <text:list-item>
              <text:p text:style-name="P4">alkamisaika</text:p>
            </text:list-item>
            <text:list-item>
              <text:p text:style-name="P4">loppumisaika: ei pakollinen</text:p>
            </text:list-item>
            <text:list-item>
              <text:p text:style-name="P4">ilmoittautumisaika: takaraja</text:p>
            </text:list-item>
            <text:list-item>
              <text:p text:style-name="P4">ilmoittautumismaara: maksimi määrä joita voi ilmoittautua</text:p>
            </text:list-item>
            <text:list-item>
              <text:p text:style-name="P4">lisatieto</text:p>
            </text:list-item>
            <text:list-item>
              <text:p text:style-name="P4">paikka</text:p>
              <text:p text:style-name="P4"/>
            </text:list-item>
          </text:list>
          <text:p text:style-name="P4"/>
          <text:p text:style-name="P4"/>
        </text:list-item>
      </text:list>
      <text:p text:style-name="P2"/>
      <text:list xml:id="list20283867" text:continue-numbering="true" text:style-name="L1">
        <text:list-header>
          <text:p text:style-name="P4"/>
        </text:list-header>
        <text:list-item>
          <text:p text:style-name="P4"><text:soft-page-break/>poissaolot: luodaan kun pelaaja ilmoittautuu läsnä tai poissaolevaksi</text:p>
          <text:list>
            <text:list-item>
              <text:p text:style-name="P4">id</text:p>
            </text:list-item>
            <text:list-item>
              <text:p text:style-name="P4">tunnusid</text:p>
            </text:list-item>
            <text:list-item>
              <text:p text:style-name="P4">tapahtumaid</text:p>
            </text:list-item>
            <text:list-item>
              <text:p text:style-name="P4">lasna: 1 jos ilmoittautunut paikalla olevaksi, 0 jos poissaolevaksi</text:p>
            </text:list-item>
            <text:list-item>
              <text:p text:style-name="P4">viesti</text:p>
            </text:list-item>
          </text:list>
        </text:list-item>
        <text:list-item>
          <text:p text:style-name="P4">kysymys</text:p>
          <text:list>
            <text:list-item>
              <text:p text:style-name="P4">id</text:p>
            </text:list-item>
            <text:list-item>
              <text:p text:style-name="P4">kysymys</text:p>
            </text:list-item>
          </text:list>
        </text:list-item>
        <text:list-item>
          <text:p text:style-name="P4">kysymys_vaihtoehdot</text:p>
          <text:list>
            <text:list-item>
              <text:p text:style-name="P4">id</text:p>
            </text:list-item>
            <text:list-item>
              <text:p text:style-name="P4">vaihtoehto</text:p>
            </text:list-item>
            <text:list-item>
              <text:p text:style-name="P4">kysymysid</text:p>
            </text:list-item>
          </text:list>
        </text:list-item>
        <text:list-item>
          <text:p text:style-name="P4">kysymys_vastaus</text:p>
          <text:list>
            <text:list-item>
              <text:p text:style-name="P4">id</text:p>
            </text:list-item>
            <text:list-item>
              <text:p text:style-name="P4">tunnusid</text:p>
            </text:list-item>
            <text:list-item>
              <text:p text:style-name="P4">vaihtoehtoi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3T12:35:48.55</meta:creation-date>
    <dc:date>2012-03-14T00:14:35.87</dc:date>
    <meta:editing-duration>PT1H50M14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2" meta:paragraph-count="60" meta:word-count="185" meta:character-count="1092"/>
  </office:meta>
</office:document-meta>
</file>